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DRC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5-03" calcext:value-type="date">
            <text:p>03/05/2016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Forces dÃ©mocratiques de libÃ©ration du Rw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12" calcext:value-type="float">
            <text:p>212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2" calcext:value-type="date">
            <text:p>22/10/2016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28" calcext:value-type="float">
            <text:p>207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6" calcext:value-type="date">
            <text:p>26/11/2016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30" calcext:value-type="float">
            <text:p>205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9" calcext:value-type="date">
            <text:p>29/11/2016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31" calcext:value-type="float">
            <text:p>205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7" calcext:value-type="date">
            <text:p>07/04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Kamwina Nsapu 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15" calcext:value-type="float">
            <text:p>224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29" calcext:value-type="date">
            <text:p>29/05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32" calcext:value-type="float">
            <text:p>22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1" calcext:value-type="date">
            <text:p>21/07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81" calcext:value-type="float">
            <text:p>217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2" calcext:value-type="date">
            <text:p>12/08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23" calcext:value-type="float">
            <text:p>217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6" calcext:value-type="date">
            <text:p>26/08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82" calcext:value-type="float">
            <text:p>217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04" calcext:value-type="date">
            <text:p>04/12/2017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39" calcext:value-type="float">
            <text:p>219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4" calcext:value-type="date">
            <text:p>04/0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02" calcext:value-type="float">
            <text:p>220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11" calcext:value-type="date">
            <text:p>11/0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03" calcext:value-type="float">
            <text:p>220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01" calcext:value-type="date">
            <text:p>01/05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18" calcext:value-type="float">
            <text:p>223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5" calcext:value-type="date">
            <text:p>15/09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83" calcext:value-type="float">
            <text:p>37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2" calcext:value-type="date">
            <text:p>22/09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162" calcext:value-type="float">
            <text:p>231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3" calcext:value-type="date">
            <text:p>23/09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254" calcext:value-type="float">
            <text:p>232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2" calcext:value-type="date">
            <text:p>02/10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2881" calcext:value-type="float">
            <text:p>228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9" calcext:value-type="date">
            <text:p>09/10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53" calcext:value-type="float">
            <text:p>232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1" calcext:value-type="date">
            <text:p>11/10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751" calcext:value-type="float">
            <text:p>22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1" calcext:value-type="date">
            <text:p>21/10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7286" calcext:value-type="float">
            <text:p>37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31" calcext:value-type="date">
            <text:p>31/10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173" calcext:value-type="float">
            <text:p>231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6" calcext:value-type="date">
            <text:p>16/11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165" calcext:value-type="float">
            <text:p>23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6" calcext:value-type="date">
            <text:p>16/11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17" calcext:value-type="float">
            <text:p>37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6" calcext:value-type="date">
            <text:p>16/11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171" calcext:value-type="float">
            <text:p>231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20" calcext:value-type="date">
            <text:p>20/11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172" calcext:value-type="float">
            <text:p>231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4" calcext:value-type="date">
            <text:p>04/1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07" calcext:value-type="float">
            <text:p>232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2" calcext:value-type="date">
            <text:p>12/1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Forces dÃ©mocratiques de libÃ©ration du Rw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70" calcext:value-type="float">
            <text:p>37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0" calcext:value-type="date">
            <text:p>20/1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159" calcext:value-type="float">
            <text:p>23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8" calcext:value-type="date">
            <text:p>28/12/2018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09" calcext:value-type="float">
            <text:p>232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5" calcext:value-type="date">
            <text:p>05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46" calcext:value-type="float">
            <text:p>373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7" calcext:value-type="date">
            <text:p>07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51" calcext:value-type="float">
            <text:p>373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8" calcext:value-type="date">
            <text:p>08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54" calcext:value-type="float">
            <text:p>373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9" calcext:value-type="date">
            <text:p>19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66" calcext:value-type="float">
            <text:p>373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24" calcext:value-type="date">
            <text:p>24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Stones, Sticks and Gravel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96" calcext:value-type="float">
            <text:p>232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27" calcext:value-type="date">
            <text:p>27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97" calcext:value-type="float">
            <text:p>232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27" calcext:value-type="date">
            <text:p>27/0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72" calcext:value-type="float">
            <text:p>373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8" calcext:value-type="date">
            <text:p>08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82" calcext:value-type="float">
            <text:p>375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9" calcext:value-type="date">
            <text:p>09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7587" calcext:value-type="float">
            <text:p>375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4" calcext:value-type="date">
            <text:p>14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6" calcext:value-type="float">
            <text:p>377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5" calcext:value-type="float">
            <text:p>377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4" calcext:value-type="date">
            <text:p>24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21" calcext:value-type="float">
            <text:p>377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4" calcext:value-type="date">
            <text:p>24/03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7724" calcext:value-type="float">
            <text:p>377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7" calcext:value-type="date">
            <text:p>07/04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88" calcext:value-type="float">
            <text:p>372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0" calcext:value-type="date">
            <text:p>10/04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676" calcext:value-type="float">
            <text:p>256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0" calcext:value-type="date">
            <text:p>20/04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7276" calcext:value-type="float">
            <text:p>372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4" calcext:value-type="date">
            <text:p>24/04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76" calcext:value-type="float">
            <text:p>23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6005" calcext:value-type="float">
            <text:p>360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0" calcext:value-type="date">
            <text:p>10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137" calcext:value-type="float">
            <text:p>241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3" calcext:value-type="date">
            <text:p>13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6003" calcext:value-type="float">
            <text:p>360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7" calcext:value-type="date">
            <text:p>17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138" calcext:value-type="float">
            <text:p>241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7" calcext:value-type="date">
            <text:p>17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149" calcext:value-type="float">
            <text:p>241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3" calcext:value-type="date">
            <text:p>23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95" calcext:value-type="float">
            <text:p>359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5" calcext:value-type="date">
            <text:p>25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139" calcext:value-type="float">
            <text:p>241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5" calcext:value-type="date">
            <text:p>25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96" calcext:value-type="float">
            <text:p>359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8" calcext:value-type="date">
            <text:p>28/05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997" calcext:value-type="float">
            <text:p>359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3" calcext:value-type="date">
            <text:p>03/06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80" calcext:value-type="float">
            <text:p>240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5" calcext:value-type="date">
            <text:p>05/06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810" calcext:value-type="float">
            <text:p>358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6" calcext:value-type="date">
            <text:p>16/06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813" calcext:value-type="float">
            <text:p>35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4" calcext:value-type="date">
            <text:p>24/06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811" calcext:value-type="float">
            <text:p>358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5" calcext:value-type="date">
            <text:p>25/06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yi Mayi (DRC)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812" calcext:value-type="float">
            <text:p>35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3" calcext:value-type="date">
            <text:p>13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368" calcext:value-type="float">
            <text:p>353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4" calcext:value-type="date">
            <text:p>14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538" calcext:value-type="float">
            <text:p>5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5" calcext:value-type="date">
            <text:p>15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528" calcext:value-type="float">
            <text:p>5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7" calcext:value-type="date">
            <text:p>17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" calcext:value-type="float">
            <text:p>2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1" calcext:value-type="date">
            <text:p>21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4992" calcext:value-type="float">
            <text:p>349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1" calcext:value-type="date">
            <text:p>21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45" calcext:value-type="float">
            <text:p>240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30" calcext:value-type="date">
            <text:p>30/07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4989" calcext:value-type="float">
            <text:p>349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3" calcext:value-type="date">
            <text:p>03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2934" calcext:value-type="float">
            <text:p>22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6" calcext:value-type="date">
            <text:p>06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487" calcext:value-type="float">
            <text:p>23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13" calcext:value-type="date">
            <text:p>13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383" calcext:value-type="float">
            <text:p>233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0" calcext:value-type="date">
            <text:p>20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350" calcext:value-type="float">
            <text:p>353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Technicia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9" calcext:value-type="float">
            <text:p>353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6" calcext:value-type="date">
            <text:p>26/08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43" calcext:value-type="float">
            <text:p>240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8" calcext:value-type="date">
            <text:p>08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1705" calcext:value-type="float">
            <text:p>1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2" calcext:value-type="date">
            <text:p>12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1688" calcext:value-type="float">
            <text:p>16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4" calcext:value-type="date">
            <text:p>14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Former 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0" calcext:value-type="float">
            <text:p>240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5" calcext:value-type="date">
            <text:p>15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4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4049" calcext:value-type="float">
            <text:p>240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5" calcext:value-type="date">
            <text:p>15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1" calcext:value-type="float">
            <text:p>240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5" calcext:value-type="date">
            <text:p>15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1133" calcext:value-type="float">
            <text:p>1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9" calcext:value-type="date">
            <text:p>19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52" calcext:value-type="float">
            <text:p>240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0" calcext:value-type="date">
            <text:p>20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53" calcext:value-type="float">
            <text:p>240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1" calcext:value-type="date">
            <text:p>21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5" calcext:value-type="float">
            <text:p>240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9" calcext:value-type="date">
            <text:p>29/09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4" calcext:value-type="float">
            <text:p>24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1" calcext:value-type="date">
            <text:p>01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31" calcext:value-type="float">
            <text:p>240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1" calcext:value-type="date">
            <text:p>01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81" calcext:value-type="float">
            <text:p>240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2" calcext:value-type="date">
            <text:p>02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6" calcext:value-type="float">
            <text:p>24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6" calcext:value-type="date">
            <text:p>06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7" calcext:value-type="float">
            <text:p>24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7" calcext:value-type="date">
            <text:p>07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ibesme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441" calcext:value-type="float">
            <text:p>35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0" calcext:value-type="date">
            <text:p>10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59" calcext:value-type="float">
            <text:p>24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3" calcext:value-type="date">
            <text:p>13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58" calcext:value-type="float">
            <text:p>24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5" calcext:value-type="date">
            <text:p>15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2" calcext:value-type="float">
            <text:p>240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5" calcext:value-type="date">
            <text:p>15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5" calcext:value-type="float">
            <text:p>24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5" calcext:value-type="date">
            <text:p>15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69" calcext:value-type="float">
            <text:p>240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7" calcext:value-type="date">
            <text:p>17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66" calcext:value-type="float">
            <text:p>240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7" calcext:value-type="date">
            <text:p>17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7" calcext:value-type="float">
            <text:p>24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7" calcext:value-type="date">
            <text:p>17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1" calcext:value-type="float">
            <text:p>240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7" calcext:value-type="date">
            <text:p>17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60" calcext:value-type="float">
            <text:p>24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9" calcext:value-type="date">
            <text:p>19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4" calcext:value-type="float">
            <text:p>240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3" calcext:value-type="date">
            <text:p>23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DRC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63" calcext:value-type="float">
            <text:p>240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8" calcext:value-type="date">
            <text:p>28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444" calcext:value-type="float">
            <text:p>35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9" calcext:value-type="date">
            <text:p>29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68" calcext:value-type="float">
            <text:p>24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30" calcext:value-type="date">
            <text:p>30/10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RC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30" calcext:value-type="float">
            <text:p>240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2" calcext:value-type="date">
            <text:p>02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77" calcext:value-type="float">
            <text:p>24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2" calcext:value-type="date">
            <text:p>02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0" calcext:value-type="float">
            <text:p>240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4" calcext:value-type="float">
            <text:p>24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3" calcext:value-type="float">
            <text:p>240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72" calcext:value-type="float">
            <text:p>240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9" calcext:value-type="date">
            <text:p>09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8" calcext:value-type="float">
            <text:p>240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9" calcext:value-type="date">
            <text:p>09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5" calcext:value-type="float">
            <text:p>240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0" calcext:value-type="date">
            <text:p>10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71" calcext:value-type="float">
            <text:p>240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4" calcext:value-type="date">
            <text:p>14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3262" calcext:value-type="float">
            <text:p>232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5" calcext:value-type="date">
            <text:p>15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76" calcext:value-type="float">
            <text:p>24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9" calcext:value-type="date">
            <text:p>19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79" calcext:value-type="float">
            <text:p>24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0" calcext:value-type="date">
            <text:p>20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42" calcext:value-type="float">
            <text:p>240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3" calcext:value-type="date">
            <text:p>23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41" calcext:value-type="float">
            <text:p>240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5" calcext:value-type="date">
            <text:p>25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40" calcext:value-type="float">
            <text:p>24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6" calcext:value-type="date">
            <text:p>26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36" calcext:value-type="float">
            <text:p>240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6" calcext:value-type="date">
            <text:p>26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90" calcext:value-type="float">
            <text:p>240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7" calcext:value-type="date">
            <text:p>27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38" calcext:value-type="float">
            <text:p>240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7" calcext:value-type="date">
            <text:p>27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37" calcext:value-type="float">
            <text:p>240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8" calcext:value-type="date">
            <text:p>28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, VaccinationWorker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Vaccination-related</text:p>
          </table:table-cell>
          <table:table-cell office:value-type="float" office:value="34868" calcext:value-type="float">
            <text:p>348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8" calcext:value-type="date">
            <text:p>28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, VaccinationWorker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4865" calcext:value-type="float">
            <text:p>348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8" calcext:value-type="date">
            <text:p>28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39" calcext:value-type="float">
            <text:p>240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9" calcext:value-type="date">
            <text:p>29/11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4871" calcext:value-type="float">
            <text:p>348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2" calcext:value-type="date">
            <text:p>02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35" calcext:value-type="float">
            <text:p>240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2" calcext:value-type="date">
            <text:p>02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4" calcext:value-type="float">
            <text:p>346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3" calcext:value-type="date">
            <text:p>03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46" calcext:value-type="float">
            <text:p>240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3" calcext:value-type="date">
            <text:p>03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yi Mayi (DRC)</text:p>
          </table:table-cell>
          <table:table-cell office:value-type="string" calcext:value-type="string">
            <text:p>Knif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47" calcext:value-type="float">
            <text:p>240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5" calcext:value-type="date">
            <text:p>05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91" calcext:value-type="float">
            <text:p>240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9" calcext:value-type="date">
            <text:p>09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92" calcext:value-type="float">
            <text:p>24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0" calcext:value-type="date">
            <text:p>10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Vaccination-related</text:p>
          </table:table-cell>
          <table:table-cell office:value-type="float" office:value="23208" calcext:value-type="float">
            <text:p>232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5" calcext:value-type="date">
            <text:p>15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44" calcext:value-type="float">
            <text:p>240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5" calcext:value-type="date">
            <text:p>15/12/2019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093" calcext:value-type="float">
            <text:p>24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2" calcext:value-type="date">
            <text:p>02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6" calcext:value-type="float">
            <text:p>367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2" calcext:value-type="date">
            <text:p>02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8" calcext:value-type="float">
            <text:p>367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2" calcext:value-type="date">
            <text:p>02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7" calcext:value-type="float">
            <text:p>367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5" calcext:value-type="date">
            <text:p>05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0" calcext:value-type="float">
            <text:p>367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5" calcext:value-type="date">
            <text:p>05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5" calcext:value-type="float">
            <text:p>367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7" calcext:value-type="date">
            <text:p>07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6" calcext:value-type="float">
            <text:p>241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3" calcext:value-type="date">
            <text:p>13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4103" calcext:value-type="float">
            <text:p>241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4" calcext:value-type="date">
            <text:p>14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9" calcext:value-type="float">
            <text:p>367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7" calcext:value-type="date">
            <text:p>17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0" calcext:value-type="float">
            <text:p>354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9" calcext:value-type="date">
            <text:p>19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3" calcext:value-type="float">
            <text:p>35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1" calcext:value-type="date">
            <text:p>21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8" calcext:value-type="float">
            <text:p>36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1" calcext:value-type="date">
            <text:p>21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7" calcext:value-type="float">
            <text:p>367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Forces dÃ©mocratiques de libÃ©ration du Rwand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4" calcext:value-type="float">
            <text:p>354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5440" calcext:value-type="float">
            <text:p>25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457" calcext:value-type="float">
            <text:p>35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5" calcext:value-type="float">
            <text:p>35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2" calcext:value-type="date">
            <text:p>02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58" calcext:value-type="float">
            <text:p>35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2" calcext:value-type="date">
            <text:p>02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3547" calcext:value-type="float">
            <text:p>335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5" calcext:value-type="date">
            <text:p>05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5459" calcext:value-type="float">
            <text:p>354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7" calcext:value-type="date">
            <text:p>07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6" calcext:value-type="float">
            <text:p>367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9" calcext:value-type="date">
            <text:p>09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5" calcext:value-type="float">
            <text:p>367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0" calcext:value-type="date">
            <text:p>10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4" calcext:value-type="float">
            <text:p>367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1" calcext:value-type="date">
            <text:p>11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3" calcext:value-type="float">
            <text:p>367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4" calcext:value-type="date">
            <text:p>14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2" calcext:value-type="float">
            <text:p>367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5" calcext:value-type="date">
            <text:p>15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81" calcext:value-type="float">
            <text:p>367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61" calcext:value-type="float">
            <text:p>249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3" calcext:value-type="date">
            <text:p>13/03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9" calcext:value-type="float">
            <text:p>36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4" calcext:value-type="date">
            <text:p>14/03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8" calcext:value-type="float">
            <text:p>36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6" calcext:value-type="date">
            <text:p>16/03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7" calcext:value-type="float">
            <text:p>367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2" calcext:value-type="date">
            <text:p>22/03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6" calcext:value-type="float">
            <text:p>367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3" calcext:value-type="date">
            <text:p>23/03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61" calcext:value-type="float">
            <text:p>35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5" calcext:value-type="float">
            <text:p>36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14" calcext:value-type="float">
            <text:p>36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2" calcext:value-type="float">
            <text:p>366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3" calcext:value-type="float">
            <text:p>366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1" calcext:value-type="date">
            <text:p>11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3833" calcext:value-type="float">
            <text:p>338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36" calcext:value-type="float">
            <text:p>338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3866" calcext:value-type="float">
            <text:p>338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0" calcext:value-type="float">
            <text:p>338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3868" calcext:value-type="float">
            <text:p>338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3867" calcext:value-type="float">
            <text:p>338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326" calcext:value-type="float">
            <text:p>243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9" calcext:value-type="date">
            <text:p>19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49" calcext:value-type="float">
            <text:p>355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6" calcext:value-type="date">
            <text:p>26/04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1" calcext:value-type="float">
            <text:p>366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9" calcext:value-type="date">
            <text:p>09/05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3949" calcext:value-type="float">
            <text:p>339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4" calcext:value-type="date">
            <text:p>14/05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47" calcext:value-type="float">
            <text:p>339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0" calcext:value-type="date">
            <text:p>20/05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5553" calcext:value-type="float">
            <text:p>355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4" calcext:value-type="date">
            <text:p>24/05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38" calcext:value-type="float">
            <text:p>340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5" calcext:value-type="date">
            <text:p>25/05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56" calcext:value-type="float">
            <text:p>34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0" calcext:value-type="date">
            <text:p>10/06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Nurse, Technicia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893" calcext:value-type="float">
            <text:p>338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6" calcext:value-type="date">
            <text:p>16/06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80" calcext:value-type="float">
            <text:p>340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6" calcext:value-type="date">
            <text:p>16/06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5574" calcext:value-type="float">
            <text:p>355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8" calcext:value-type="date">
            <text:p>28/06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814" calcext:value-type="float">
            <text:p>248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8" calcext:value-type="date">
            <text:p>28/06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318" calcext:value-type="float">
            <text:p>253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3" calcext:value-type="date">
            <text:p>03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154" calcext:value-type="float">
            <text:p>251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8" calcext:value-type="date">
            <text:p>08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3581" calcext:value-type="float">
            <text:p>335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1" calcext:value-type="date">
            <text:p>11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85" calcext:value-type="float">
            <text:p>335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4" calcext:value-type="date">
            <text:p>14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1" calcext:value-type="float">
            <text:p>336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1" calcext:value-type="date">
            <text:p>21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69" calcext:value-type="float">
            <text:p>34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7" calcext:value-type="date">
            <text:p>27/07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681" calcext:value-type="float">
            <text:p>336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1" calcext:value-type="date">
            <text:p>11/09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75" calcext:value-type="float">
            <text:p>258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1" calcext:value-type="date">
            <text:p>21/09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1" calcext:value-type="float">
            <text:p>340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2" calcext:value-type="date">
            <text:p>22/09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791" calcext:value-type="float">
            <text:p>25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3" calcext:value-type="date">
            <text:p>23/09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792" calcext:value-type="float">
            <text:p>257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31" calcext:value-type="date">
            <text:p>31/10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69" calcext:value-type="float">
            <text:p>339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1" calcext:value-type="date">
            <text:p>01/1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7" calcext:value-type="float">
            <text:p>339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5" calcext:value-type="date">
            <text:p>15/1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3989" calcext:value-type="float">
            <text:p>339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30" calcext:value-type="date">
            <text:p>30/12/2020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5" calcext:value-type="float">
            <text:p>340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4" calcext:value-type="date">
            <text:p>04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2" calcext:value-type="float">
            <text:p>322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5" calcext:value-type="date">
            <text:p>05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3" calcext:value-type="float">
            <text:p>322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6" calcext:value-type="date">
            <text:p>06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41" calcext:value-type="float">
            <text:p>268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7" calcext:value-type="date">
            <text:p>07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4" calcext:value-type="float">
            <text:p>322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9" calcext:value-type="date">
            <text:p>0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5" calcext:value-type="float">
            <text:p>322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9" calcext:value-type="date">
            <text:p>0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6" calcext:value-type="float">
            <text:p>322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9" calcext:value-type="date">
            <text:p>0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7" calcext:value-type="float">
            <text:p>322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5" calcext:value-type="date">
            <text:p>15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0" calcext:value-type="float">
            <text:p>32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6" calcext:value-type="date">
            <text:p>16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4" calcext:value-type="float">
            <text:p>322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8" calcext:value-type="date">
            <text:p>18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5" calcext:value-type="float">
            <text:p>322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9" calcext:value-type="date">
            <text:p>1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7" calcext:value-type="float">
            <text:p>322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9" calcext:value-type="date">
            <text:p>1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6" calcext:value-type="float">
            <text:p>322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9" calcext:value-type="date">
            <text:p>2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3" calcext:value-type="float">
            <text:p>32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9" calcext:value-type="date">
            <text:p>29/0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1" calcext:value-type="float">
            <text:p>322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1" calcext:value-type="date">
            <text:p>01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1" calcext:value-type="float">
            <text:p>32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1" calcext:value-type="date">
            <text:p>01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0" calcext:value-type="float">
            <text:p>32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4" calcext:value-type="date">
            <text:p>04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2" calcext:value-type="float">
            <text:p>322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6" calcext:value-type="date">
            <text:p>06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00" calcext:value-type="float">
            <text:p>27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6" calcext:value-type="date">
            <text:p>06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3" calcext:value-type="float">
            <text:p>32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7" calcext:value-type="date">
            <text:p>07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4" calcext:value-type="float">
            <text:p>322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8" calcext:value-type="date">
            <text:p>08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13" calcext:value-type="float">
            <text:p>323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0" calcext:value-type="date">
            <text:p>10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14" calcext:value-type="float">
            <text:p>323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3" calcext:value-type="date">
            <text:p>13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27101" calcext:value-type="float">
            <text:p>27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6" calcext:value-type="date">
            <text:p>16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03" calcext:value-type="float">
            <text:p>271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1" calcext:value-type="date">
            <text:p>21/0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Vaccination-related</text:p>
          </table:table-cell>
          <table:table-cell office:value-type="float" office:value="27102" calcext:value-type="float">
            <text:p>271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16" calcext:value-type="float">
            <text:p>32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47" calcext:value-type="float">
            <text:p>270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17" calcext:value-type="float">
            <text:p>323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0" calcext:value-type="date">
            <text:p>10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27" calcext:value-type="float">
            <text:p>323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1" calcext:value-type="date">
            <text:p>11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30" calcext:value-type="float">
            <text:p>323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3" calcext:value-type="date">
            <text:p>13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32" calcext:value-type="float">
            <text:p>323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3" calcext:value-type="date">
            <text:p>13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79" calcext:value-type="float">
            <text:p>353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1" calcext:value-type="date">
            <text:p>21/03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34" calcext:value-type="float">
            <text:p>323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1" calcext:value-type="date">
            <text:p>01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82" calcext:value-type="float">
            <text:p>29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2" calcext:value-type="date">
            <text:p>02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36" calcext:value-type="float">
            <text:p>32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5" calcext:value-type="date">
            <text:p>05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39" calcext:value-type="float">
            <text:p>32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6" calcext:value-type="date">
            <text:p>06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40" calcext:value-type="float">
            <text:p>32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7" calcext:value-type="date">
            <text:p>07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50" calcext:value-type="float">
            <text:p>276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9" calcext:value-type="date">
            <text:p>09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651" calcext:value-type="float">
            <text:p>276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52" calcext:value-type="float">
            <text:p>27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5" calcext:value-type="date">
            <text:p>25/04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48" calcext:value-type="float">
            <text:p>323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39" calcext:value-type="float">
            <text:p>280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5" calcext:value-type="date">
            <text:p>05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40" calcext:value-type="float">
            <text:p>28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49" calcext:value-type="float">
            <text:p>323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33" calcext:value-type="float">
            <text:p>28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1" calcext:value-type="float">
            <text:p>323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0" calcext:value-type="float">
            <text:p>323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46" calcext:value-type="float">
            <text:p>29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52" calcext:value-type="float">
            <text:p>32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9" calcext:value-type="float">
            <text:p>323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74" calcext:value-type="float">
            <text:p>323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72" calcext:value-type="float">
            <text:p>323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59" calcext:value-type="float">
            <text:p>30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8" calcext:value-type="date">
            <text:p>28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82" calcext:value-type="float">
            <text:p>28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8" calcext:value-type="date">
            <text:p>28/05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77" calcext:value-type="float">
            <text:p>323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3" calcext:value-type="date">
            <text:p>03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8" calcext:value-type="float">
            <text:p>327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7" calcext:value-type="date">
            <text:p>07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9" calcext:value-type="float">
            <text:p>327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7" calcext:value-type="date">
            <text:p>07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83" calcext:value-type="float">
            <text:p>283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8" calcext:value-type="date">
            <text:p>08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78" calcext:value-type="float">
            <text:p>323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80" calcext:value-type="float">
            <text:p>32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3" calcext:value-type="date">
            <text:p>13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87" calcext:value-type="float">
            <text:p>323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10" calcext:value-type="float">
            <text:p>28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9" calcext:value-type="date">
            <text:p>19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88" calcext:value-type="float">
            <text:p>32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0" calcext:value-type="date">
            <text:p>20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11" calcext:value-type="float">
            <text:p>324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89" calcext:value-type="float">
            <text:p>323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7" calcext:value-type="date">
            <text:p>27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91" calcext:value-type="float">
            <text:p>323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8" calcext:value-type="date">
            <text:p>28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11" calcext:value-type="float">
            <text:p>284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8" calcext:value-type="date">
            <text:p>28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52" calcext:value-type="float">
            <text:p>28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9" calcext:value-type="date">
            <text:p>29/06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92" calcext:value-type="float">
            <text:p>323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93" calcext:value-type="float">
            <text:p>323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94" calcext:value-type="float">
            <text:p>323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8" calcext:value-type="date">
            <text:p>08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98" calcext:value-type="float">
            <text:p>32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05" calcext:value-type="float">
            <text:p>324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0" calcext:value-type="date">
            <text:p>10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57" calcext:value-type="float">
            <text:p>288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4" calcext:value-type="date">
            <text:p>14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on des Patriotes Congolaises (DRC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63" calcext:value-type="float">
            <text:p>287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5" calcext:value-type="date">
            <text:p>15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35" calcext:value-type="float">
            <text:p>286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8" calcext:value-type="date">
            <text:p>18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06" calcext:value-type="float">
            <text:p>324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1" calcext:value-type="date">
            <text:p>21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54" calcext:value-type="float">
            <text:p>28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6" calcext:value-type="date">
            <text:p>26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62" calcext:value-type="float">
            <text:p>287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7" calcext:value-type="date">
            <text:p>27/07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12" calcext:value-type="float">
            <text:p>324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1" calcext:value-type="date">
            <text:p>01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13" calcext:value-type="float">
            <text:p>324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4" calcext:value-type="date">
            <text:p>04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6" calcext:value-type="float">
            <text:p>293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5" calcext:value-type="date">
            <text:p>05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14" calcext:value-type="float">
            <text:p>324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8" calcext:value-type="date">
            <text:p>08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17" calcext:value-type="float">
            <text:p>324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0" calcext:value-type="date">
            <text:p>10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ap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5" calcext:value-type="float">
            <text:p>293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3" calcext:value-type="date">
            <text:p>13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4" calcext:value-type="float">
            <text:p>292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4" calcext:value-type="date">
            <text:p>14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25" calcext:value-type="float">
            <text:p>324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6" calcext:value-type="date">
            <text:p>16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26" calcext:value-type="float">
            <text:p>32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6" calcext:value-type="date">
            <text:p>16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27" calcext:value-type="float">
            <text:p>324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7" calcext:value-type="date">
            <text:p>17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5" calcext:value-type="float">
            <text:p>29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0" calcext:value-type="date">
            <text:p>20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7" calcext:value-type="float">
            <text:p>29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5" calcext:value-type="date">
            <text:p>25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44" calcext:value-type="float">
            <text:p>29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9" calcext:value-type="date">
            <text:p>29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1" calcext:value-type="float">
            <text:p>324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30" calcext:value-type="date">
            <text:p>30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12" calcext:value-type="float">
            <text:p>294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31" calcext:value-type="date">
            <text:p>31/08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7" calcext:value-type="float">
            <text:p>32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6" calcext:value-type="date">
            <text:p>06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8" calcext:value-type="float">
            <text:p>32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7" calcext:value-type="date">
            <text:p>07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44" calcext:value-type="float">
            <text:p>32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8" calcext:value-type="date">
            <text:p>08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46" calcext:value-type="float">
            <text:p>324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0" calcext:value-type="date">
            <text:p>10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81" calcext:value-type="float">
            <text:p>327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5" calcext:value-type="date">
            <text:p>15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48" calcext:value-type="float">
            <text:p>324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7" calcext:value-type="date">
            <text:p>17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49" calcext:value-type="float">
            <text:p>324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8" calcext:value-type="date">
            <text:p>18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4" calcext:value-type="float">
            <text:p>324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9" calcext:value-type="date">
            <text:p>19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6" calcext:value-type="float">
            <text:p>324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3" calcext:value-type="date">
            <text:p>23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51" calcext:value-type="float">
            <text:p>295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8" calcext:value-type="date">
            <text:p>28/09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0697" calcext:value-type="float">
            <text:p>306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2" calcext:value-type="date">
            <text:p>02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7" calcext:value-type="float">
            <text:p>32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4" calcext:value-type="date">
            <text:p>04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8" calcext:value-type="float">
            <text:p>32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73" calcext:value-type="float">
            <text:p>32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69" calcext:value-type="float">
            <text:p>32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59" calcext:value-type="float">
            <text:p>29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6" calcext:value-type="date">
            <text:p>06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5" calcext:value-type="float">
            <text:p>324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7" calcext:value-type="date">
            <text:p>07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6" calcext:value-type="float">
            <text:p>324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8" calcext:value-type="date">
            <text:p>08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45" calcext:value-type="float">
            <text:p>297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9" calcext:value-type="date">
            <text:p>09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7" calcext:value-type="float">
            <text:p>32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3" calcext:value-type="date">
            <text:p>23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24" calcext:value-type="float">
            <text:p>300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6" calcext:value-type="date">
            <text:p>26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7" calcext:value-type="float">
            <text:p>32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8" calcext:value-type="date">
            <text:p>28/10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33" calcext:value-type="float">
            <text:p>30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1" calcext:value-type="date">
            <text:p>01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8" calcext:value-type="float">
            <text:p>324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1" calcext:value-type="date">
            <text:p>01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1" calcext:value-type="float">
            <text:p>325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3" calcext:value-type="date">
            <text:p>03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2" calcext:value-type="float">
            <text:p>300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3" calcext:value-type="date">
            <text:p>03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3" calcext:value-type="float">
            <text:p>300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4" calcext:value-type="date">
            <text:p>04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01" calcext:value-type="float">
            <text:p>30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1" calcext:value-type="date">
            <text:p>11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99" calcext:value-type="float">
            <text:p>300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2" calcext:value-type="date">
            <text:p>12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2" calcext:value-type="float">
            <text:p>325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3" calcext:value-type="date">
            <text:p>13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3" calcext:value-type="float">
            <text:p>325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5" calcext:value-type="date">
            <text:p>15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Patriotic and Integrationist Force of Congo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4" calcext:value-type="float">
            <text:p>30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7" calcext:value-type="date">
            <text:p>17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67" calcext:value-type="float">
            <text:p>303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1" calcext:value-type="date">
            <text:p>21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100" calcext:value-type="float">
            <text:p>30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2" calcext:value-type="date">
            <text:p>22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90" calcext:value-type="float">
            <text:p>297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7" calcext:value-type="date">
            <text:p>27/11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4" calcext:value-type="float">
            <text:p>32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8" calcext:value-type="date">
            <text:p>08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5" calcext:value-type="float">
            <text:p>32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9" calcext:value-type="date">
            <text:p>09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6" calcext:value-type="float">
            <text:p>32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1" calcext:value-type="date">
            <text:p>11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7" calcext:value-type="float">
            <text:p>325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3" calcext:value-type="date">
            <text:p>13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10" calcext:value-type="float">
            <text:p>30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7" calcext:value-type="date">
            <text:p>17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686" calcext:value-type="float">
            <text:p>306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0" calcext:value-type="date">
            <text:p>20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8" calcext:value-type="float">
            <text:p>325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9" calcext:value-type="date">
            <text:p>29/12/2021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09" calcext:value-type="float">
            <text:p>325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0" calcext:value-type="date">
            <text:p>10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3" calcext:value-type="float">
            <text:p>341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0" calcext:value-type="date">
            <text:p>10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29" calcext:value-type="float">
            <text:p>311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38" calcext:value-type="float">
            <text:p>311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5" calcext:value-type="float">
            <text:p>34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6" calcext:value-type="date">
            <text:p>16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3" calcext:value-type="float">
            <text:p>341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7" calcext:value-type="date">
            <text:p>17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4" calcext:value-type="float">
            <text:p>341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7" calcext:value-type="date">
            <text:p>17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1" calcext:value-type="float">
            <text:p>341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8" calcext:value-type="date">
            <text:p>18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86" calcext:value-type="float">
            <text:p>341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90" calcext:value-type="float">
            <text:p>341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56" calcext:value-type="float">
            <text:p>311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194" calcext:value-type="float">
            <text:p>341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57" calcext:value-type="float">
            <text:p>311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1" calcext:value-type="date">
            <text:p>21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96" calcext:value-type="float">
            <text:p>341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6" calcext:value-type="date">
            <text:p>26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03" calcext:value-type="float">
            <text:p>342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7" calcext:value-type="date">
            <text:p>27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Force de dÃ©fense nationale Burundi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04" calcext:value-type="float">
            <text:p>342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9" calcext:value-type="date">
            <text:p>29/0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35" calcext:value-type="float">
            <text:p>316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3" calcext:value-type="date">
            <text:p>03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05" calcext:value-type="float">
            <text:p>34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7" calcext:value-type="date">
            <text:p>07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48" calcext:value-type="float">
            <text:p>34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7" calcext:value-type="date">
            <text:p>07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47" calcext:value-type="float">
            <text:p>342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8" calcext:value-type="date">
            <text:p>08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49" calcext:value-type="float">
            <text:p>342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9" calcext:value-type="date">
            <text:p>09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2" calcext:value-type="float">
            <text:p>316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3" calcext:value-type="float">
            <text:p>316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71" calcext:value-type="float">
            <text:p>342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2" calcext:value-type="date">
            <text:p>12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76" calcext:value-type="float">
            <text:p>342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4" calcext:value-type="date">
            <text:p>14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77" calcext:value-type="float">
            <text:p>342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5" calcext:value-type="date">
            <text:p>15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RC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79" calcext:value-type="float">
            <text:p>34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3" calcext:value-type="float">
            <text:p>34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1" calcext:value-type="float">
            <text:p>381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0" calcext:value-type="float">
            <text:p>38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84" calcext:value-type="float">
            <text:p>342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1" calcext:value-type="date">
            <text:p>01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5" calcext:value-type="float">
            <text:p>34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4" calcext:value-type="date">
            <text:p>04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1" calcext:value-type="float">
            <text:p>34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8" calcext:value-type="date">
            <text:p>08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86" calcext:value-type="float">
            <text:p>34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8" calcext:value-type="date">
            <text:p>08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87" calcext:value-type="float">
            <text:p>342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0" calcext:value-type="date">
            <text:p>10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93" calcext:value-type="float">
            <text:p>34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0" calcext:value-type="date">
            <text:p>10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9" calcext:value-type="float">
            <text:p>34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2" calcext:value-type="date">
            <text:p>12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94" calcext:value-type="float">
            <text:p>342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ap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30" calcext:value-type="float">
            <text:p>320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99" calcext:value-type="float">
            <text:p>342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0" calcext:value-type="float">
            <text:p>343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02" calcext:value-type="float">
            <text:p>316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5" calcext:value-type="date">
            <text:p>15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303" calcext:value-type="float">
            <text:p>343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9" calcext:value-type="date">
            <text:p>19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4" calcext:value-type="float">
            <text:p>343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1" calcext:value-type="date">
            <text:p>21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6" calcext:value-type="float">
            <text:p>343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2" calcext:value-type="date">
            <text:p>22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DRC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04" calcext:value-type="float">
            <text:p>321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2" calcext:value-type="date">
            <text:p>22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DRC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06" calcext:value-type="float">
            <text:p>32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2" calcext:value-type="date">
            <text:p>22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91" calcext:value-type="float">
            <text:p>34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5" calcext:value-type="date">
            <text:p>25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90" calcext:value-type="float">
            <text:p>34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6" calcext:value-type="date">
            <text:p>26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9" calcext:value-type="float">
            <text:p>322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9" calcext:value-type="date">
            <text:p>29/03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88" calcext:value-type="float">
            <text:p>342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9" calcext:value-type="date">
            <text:p>19/04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2" calcext:value-type="float">
            <text:p>336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30" calcext:value-type="date">
            <text:p>30/04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4" calcext:value-type="float">
            <text:p>350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1" calcext:value-type="date">
            <text:p>01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51" calcext:value-type="float">
            <text:p>351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1" calcext:value-type="date">
            <text:p>01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92" calcext:value-type="float">
            <text:p>35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7" calcext:value-type="date">
            <text:p>07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50" calcext:value-type="float">
            <text:p>351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6" calcext:value-type="date">
            <text:p>26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9" calcext:value-type="float">
            <text:p>351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7" calcext:value-type="date">
            <text:p>27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0" calcext:value-type="float">
            <text:p>35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8" calcext:value-type="date">
            <text:p>28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4" calcext:value-type="float">
            <text:p>353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8" calcext:value-type="date">
            <text:p>28/05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7" calcext:value-type="float">
            <text:p>35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1" calcext:value-type="date">
            <text:p>01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3" calcext:value-type="float">
            <text:p>35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1" calcext:value-type="date">
            <text:p>01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84" calcext:value-type="float">
            <text:p>32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1" calcext:value-type="date">
            <text:p>01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85" calcext:value-type="float">
            <text:p>32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5" calcext:value-type="date">
            <text:p>05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3" calcext:value-type="float">
            <text:p>35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0" calcext:value-type="date">
            <text:p>10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87" calcext:value-type="float">
            <text:p>329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0" calcext:value-type="date">
            <text:p>10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6" calcext:value-type="float">
            <text:p>351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3" calcext:value-type="date">
            <text:p>13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32" calcext:value-type="float">
            <text:p>331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9" calcext:value-type="date">
            <text:p>19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orces ArmÃ©es de la RÃ©publique DÃ©mocratique du Congo, March 23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7" calcext:value-type="float">
            <text:p>331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1" calcext:value-type="date">
            <text:p>21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50" calcext:value-type="float">
            <text:p>331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4" calcext:value-type="date">
            <text:p>24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87" calcext:value-type="float">
            <text:p>331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7" calcext:value-type="date">
            <text:p>27/06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189" calcext:value-type="float">
            <text:p>331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4" calcext:value-type="date">
            <text:p>04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59" calcext:value-type="float">
            <text:p>335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6" calcext:value-type="date">
            <text:p>06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Volunte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60" calcext:value-type="float">
            <text:p>335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6" calcext:value-type="date">
            <text:p>06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9" calcext:value-type="float">
            <text:p>360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0" calcext:value-type="float">
            <text:p>36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56" calcext:value-type="float">
            <text:p>338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8" calcext:value-type="date">
            <text:p>08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2" calcext:value-type="float">
            <text:p>361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2" calcext:value-type="date">
            <text:p>12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1" calcext:value-type="float">
            <text:p>36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2" calcext:value-type="date">
            <text:p>12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3" calcext:value-type="float">
            <text:p>361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3" calcext:value-type="date">
            <text:p>13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4" calcext:value-type="float">
            <text:p>34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6" calcext:value-type="date">
            <text:p>16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11" calcext:value-type="float">
            <text:p>341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6" calcext:value-type="date">
            <text:p>16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7" calcext:value-type="float">
            <text:p>34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8" calcext:value-type="date">
            <text:p>18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259" calcext:value-type="float">
            <text:p>342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0" calcext:value-type="date">
            <text:p>20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104" calcext:value-type="float">
            <text:p>361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7" calcext:value-type="date">
            <text:p>27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duma Defence of Congo/Che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5" calcext:value-type="float">
            <text:p>361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8" calcext:value-type="date">
            <text:p>28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9" calcext:value-type="float">
            <text:p>34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0" calcext:value-type="date">
            <text:p>30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52" calcext:value-type="float">
            <text:p>35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0" calcext:value-type="date">
            <text:p>30/07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70" calcext:value-type="float">
            <text:p>353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1" calcext:value-type="date">
            <text:p>01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61" calcext:value-type="float">
            <text:p>362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1" calcext:value-type="date">
            <text:p>01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57" calcext:value-type="float">
            <text:p>36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62" calcext:value-type="float">
            <text:p>362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4" calcext:value-type="date">
            <text:p>04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DRC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2" calcext:value-type="float">
            <text:p>362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8" calcext:value-type="date">
            <text:p>08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wa Ethnic Militia (DRC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5" calcext:value-type="float">
            <text:p>36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3" calcext:value-type="float">
            <text:p>36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4" calcext:value-type="date">
            <text:p>14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19" calcext:value-type="float">
            <text:p>363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5" calcext:value-type="date">
            <text:p>15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7" calcext:value-type="float">
            <text:p>34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8" calcext:value-type="date">
            <text:p>18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PCLS Alliance of Patriots for a Free and Sovereign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3" calcext:value-type="float">
            <text:p>36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9" calcext:value-type="date">
            <text:p>19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08" calcext:value-type="float">
            <text:p>34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3" calcext:value-type="date">
            <text:p>23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16" calcext:value-type="float">
            <text:p>34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6" calcext:value-type="date">
            <text:p>26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4" calcext:value-type="float">
            <text:p>363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7" calcext:value-type="float">
            <text:p>345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8" calcext:value-type="date">
            <text:p>28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15" calcext:value-type="float">
            <text:p>34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30" calcext:value-type="date">
            <text:p>30/08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3" calcext:value-type="float">
            <text:p>36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8" calcext:value-type="float">
            <text:p>361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Patriotic and Integrationist Force of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9" calcext:value-type="float">
            <text:p>36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2" calcext:value-type="date">
            <text:p>02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orces armÃ©es de la RÃ©publique dÃ©mocratique du Congo, 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2" calcext:value-type="float">
            <text:p>345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6" calcext:value-type="date">
            <text:p>16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50" calcext:value-type="float">
            <text:p>348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8" calcext:value-type="date">
            <text:p>18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51" calcext:value-type="float">
            <text:p>348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9" calcext:value-type="date">
            <text:p>19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60" calcext:value-type="float">
            <text:p>361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1" calcext:value-type="date">
            <text:p>21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RC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232" calcext:value-type="float">
            <text:p>352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2" calcext:value-type="date">
            <text:p>22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62" calcext:value-type="float">
            <text:p>361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65" calcext:value-type="float">
            <text:p>36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3" calcext:value-type="float">
            <text:p>352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1" calcext:value-type="date">
            <text:p>01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1" calcext:value-type="float">
            <text:p>365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2" calcext:value-type="date">
            <text:p>02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9" calcext:value-type="float">
            <text:p>363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6" calcext:value-type="date">
            <text:p>06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0" calcext:value-type="float">
            <text:p>363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6" calcext:value-type="date">
            <text:p>06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8" calcext:value-type="float">
            <text:p>363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94" calcext:value-type="float">
            <text:p>353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3" calcext:value-type="date">
            <text:p>13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1" calcext:value-type="float">
            <text:p>363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8" calcext:value-type="date">
            <text:p>18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2" calcext:value-type="float">
            <text:p>363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8" calcext:value-type="date">
            <text:p>18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02" calcext:value-type="float">
            <text:p>355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9" calcext:value-type="date">
            <text:p>19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, Nurs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97" calcext:value-type="float">
            <text:p>353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9" calcext:value-type="date">
            <text:p>19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06" calcext:value-type="float">
            <text:p>38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0" calcext:value-type="date">
            <text:p>20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4" calcext:value-type="float">
            <text:p>363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0" calcext:value-type="date">
            <text:p>20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6" calcext:value-type="float">
            <text:p>363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2" calcext:value-type="date">
            <text:p>22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5" calcext:value-type="float">
            <text:p>35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2" calcext:value-type="date">
            <text:p>22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5" calcext:value-type="float">
            <text:p>363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3" calcext:value-type="date">
            <text:p>23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06" calcext:value-type="float">
            <text:p>35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3" calcext:value-type="date">
            <text:p>23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8" calcext:value-type="float">
            <text:p>363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4" calcext:value-type="date">
            <text:p>24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67" calcext:value-type="float">
            <text:p>363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30" calcext:value-type="date">
            <text:p>30/10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ngolese National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370" calcext:value-type="float">
            <text:p>363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4" calcext:value-type="date">
            <text:p>04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0" calcext:value-type="float">
            <text:p>363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8" calcext:value-type="date">
            <text:p>08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5" calcext:value-type="float">
            <text:p>363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8" calcext:value-type="date">
            <text:p>08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8" calcext:value-type="float">
            <text:p>363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8" calcext:value-type="date">
            <text:p>08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8" calcext:value-type="float">
            <text:p>363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2" calcext:value-type="date">
            <text:p>12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1" calcext:value-type="float">
            <text:p>363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8" calcext:value-type="date">
            <text:p>18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2" calcext:value-type="float">
            <text:p>363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9" calcext:value-type="date">
            <text:p>19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5" calcext:value-type="float">
            <text:p>363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5" calcext:value-type="date">
            <text:p>25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6" calcext:value-type="float">
            <text:p>36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7" calcext:value-type="date">
            <text:p>27/11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7" calcext:value-type="float">
            <text:p>363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2" calcext:value-type="date">
            <text:p>02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79" calcext:value-type="float">
            <text:p>361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4" calcext:value-type="date">
            <text:p>04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Patriotic and Integrationist Force of Congo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4" calcext:value-type="float">
            <text:p>364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8" calcext:value-type="date">
            <text:p>08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PCLS Alliance of Patriots for a Free and Sovereign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5" calcext:value-type="float">
            <text:p>36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9" calcext:value-type="date">
            <text:p>09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5" calcext:value-type="float">
            <text:p>36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3" calcext:value-type="date">
            <text:p>13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75" calcext:value-type="float">
            <text:p>364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3" calcext:value-type="date">
            <text:p>13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95" calcext:value-type="float">
            <text:p>363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5" calcext:value-type="date">
            <text:p>15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6" calcext:value-type="float">
            <text:p>364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8" calcext:value-type="date">
            <text:p>18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74" calcext:value-type="float">
            <text:p>36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1" calcext:value-type="date">
            <text:p>21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76" calcext:value-type="float">
            <text:p>364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3" calcext:value-type="date">
            <text:p>23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6" calcext:value-type="float">
            <text:p>364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5" calcext:value-type="date">
            <text:p>25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Doctor, Logistici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7" calcext:value-type="float">
            <text:p>36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30" calcext:value-type="date">
            <text:p>30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21" calcext:value-type="float">
            <text:p>36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30" calcext:value-type="date">
            <text:p>30/12/2022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Forces armÃ©es de la RÃ©publique dÃ©mocratique du Congo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79" calcext:value-type="float">
            <text:p>364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2" calcext:value-type="date">
            <text:p>02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60" calcext:value-type="float">
            <text:p>365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2" calcext:value-type="date">
            <text:p>02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63" calcext:value-type="float">
            <text:p>365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1" calcext:value-type="date">
            <text:p>11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57" calcext:value-type="float">
            <text:p>368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3" calcext:value-type="date">
            <text:p>13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62" calcext:value-type="float">
            <text:p>36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5" calcext:value-type="date">
            <text:p>15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51" calcext:value-type="float">
            <text:p>36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6" calcext:value-type="date">
            <text:p>16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75" calcext:value-type="float">
            <text:p>369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2" calcext:value-type="date">
            <text:p>22/01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52" calcext:value-type="float">
            <text:p>367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9" calcext:value-type="date">
            <text:p>09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DRC), Union des Patriotes Congolaises (DRC)</text:p>
          </table:table-cell>
          <table:table-cell office:value-type="string" calcext:value-type="string">
            <text:p>Combinati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6" calcext:value-type="float">
            <text:p>377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0" calcext:value-type="date">
            <text:p>10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7" calcext:value-type="float">
            <text:p>377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0" calcext:value-type="date">
            <text:p>10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8" calcext:value-type="float">
            <text:p>37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9" calcext:value-type="float">
            <text:p>377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2" calcext:value-type="float">
            <text:p>377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1" calcext:value-type="float">
            <text:p>377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7" calcext:value-type="date">
            <text:p>27/02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09" calcext:value-type="float">
            <text:p>381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8" calcext:value-type="date">
            <text:p>08/03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28" calcext:value-type="float">
            <text:p>38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12" calcext:value-type="date">
            <text:p>12/03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lied Democratic Forces /National Army for the Liberation of Uganda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77" calcext:value-type="float">
            <text:p>38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7" calcext:value-type="date">
            <text:p>07/04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41" calcext:value-type="float">
            <text:p>385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7" calcext:value-type="date">
            <text:p>07/04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rch 23 Moveme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42" calcext:value-type="float">
            <text:p>385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11" calcext:value-type="date">
            <text:p>11/04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57" calcext:value-type="float">
            <text:p>38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14" calcext:value-type="date">
            <text:p>14/04/2023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oalition of Congolese Democrats (Armed Wing)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74" calcext:value-type="float">
            <text:p>38474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6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DRC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DRC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4:33.83714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48:24.965251768</meta:creation-date>
    <dc:date>2023-05-15T16:05:13.835853364</dc:date>
    <meta:editing-duration>PT4M1S</meta:editing-duration>
    <meta:editing-cycles>3</meta:editing-cycles>
    <meta:generator>LibreOffice/7.0.4.2$Linux_X86_64 LibreOffice_project/00$Build-2</meta:generator>
    <meta:document-statistic meta:table-count="2" meta:cell-count="33588" meta:object-count="0"/>
  </office:meta>
</office:document-meta>
</file>